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4.708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ff0000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 fo:border="0.002cm solid #000000" fo:padding-bottom="0.035cm" fo:padding-left="0.035cm" fo:padding-right="0cm" fo:padding-top="0.035cm" style:vertical-align="automatic"/>
      <style:paragraph-properties fo:text-align="end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100">
      <style:table-cell-properties fo:border-bottom="0.002cm solid #000000" style:text-align-source="fix" style:repeat-content="false" fo:background-color="transparent" fo:wrap-option="wrap" fo:border-left="none" fo:padding-bottom="0.035cm" fo:padding-left="0.035cm" fo:padding-right="0cm" fo:padding-top="0.035cm" fo:border-right="0.002cm solid #000000" fo:border-top="0.002cm solid #000000" style:vertical-align="automatic"/>
      <style:paragraph-properties fo:text-align="end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mla_articles_categories_membe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number-columns-repeated="1005" table:default-cell-style-name="ce2"/>
        <table:table-column table:style-name="co6" table:number-columns-repeated="14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article_id</text:p>
          </table:table-cell>
          <table:table-cell table:style-name="ce4" office:value-type="string">
            <text:p>article_cat_id</text:p>
          </table:table-cell>
          <table:table-cell table:style-name="ce4" office:value-type="string">
            <text:p>updated_by</text:p>
          </table:table-cell>
          <table:table-cell table:style-name="ce1" table:number-columns-repeated="1019"/>
          <table:table-cell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float" office:value="182">
            <text:p>18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float" office:value="183">
            <text:p>18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float" office:value="184">
            <text:p>18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float" office:value="185">
            <text:p>18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float" office:value="186">
            <text:p>18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float" office:value="187">
            <text:p>18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float" office:value="188">
            <text:p>188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float" office:value="189">
            <text:p>18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float" office:value="190">
            <text:p>190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float" office:value="191">
            <text:p>191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float" office:value="192">
            <text:p>19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float" office:value="193">
            <text:p>19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float" office:value="194">
            <text:p>19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float" office:value="195">
            <text:p>19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float" office:value="196">
            <text:p>19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float" office:value="197">
            <text:p>19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float" office:value="198">
            <text:p>198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float" office:value="199">
            <text:p>19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float" office:value="200">
            <text:p>200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float" office:value="201">
            <text:p>201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float" office:value="202">
            <text:p>20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float" office:value="203">
            <text:p>20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float" office:value="204">
            <text:p>20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float" office:value="205">
            <text:p>20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float" office:value="206">
            <text:p>20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float" office:value="207">
            <text:p>20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float" office:value="208">
            <text:p>208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float" office:value="209">
            <text:p>20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float" office:value="210">
            <text:p>210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float" office:value="211">
            <text:p>211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float" office:value="212">
            <text:p>21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float" office:value="213">
            <text:p>21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float" office:value="214">
            <text:p>21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float" office:value="215">
            <text:p>21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float" office:value="216">
            <text:p>21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float" office:value="217">
            <text:p>21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float" office:value="218">
            <text:p>218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float" office:value="219">
            <text:p>21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float" office:value="220">
            <text:p>220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float" office:value="221">
            <text:p>221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float" office:value="222">
            <text:p>22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float" office:value="223">
            <text:p>22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float" office:value="224">
            <text:p>22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float" office:value="225">
            <text:p>22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float" office:value="226">
            <text:p>22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float" office:value="227">
            <text:p>22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float" office:value="228">
            <text:p>228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float" office:value="229">
            <text:p>22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float" office:value="230">
            <text:p>230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float" office:value="231">
            <text:p>231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float" office:value="232">
            <text:p>23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float" office:value="233">
            <text:p>23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float" office:value="234">
            <text:p>23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float" office:value="235">
            <text:p>23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float" office:value="236">
            <text:p>23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float" office:value="237">
            <text:p>23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float" office:value="240">
            <text:p>240</text:p>
          </table:table-cell>
          <table:table-cell table:style-name="ce7" office:value-type="float" office:value="5">
            <text:p>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float" office:value="241">
            <text:p>24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float" office:value="242">
            <text:p>24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float" office:value="243">
            <text:p>24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float" office:value="244">
            <text:p>24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float" office:value="245">
            <text:p>24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float" office:value="246">
            <text:p>24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float" office:value="247">
            <text:p>24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float" office:value="248">
            <text:p>24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float" office:value="249">
            <text:p>24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float" office:value="250">
            <text:p>25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float" office:value="251">
            <text:p>25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float" office:value="252">
            <text:p>25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float" office:value="253">
            <text:p>25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float" office:value="254">
            <text:p>25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float" office:value="255">
            <text:p>25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float" office:value="256">
            <text:p>25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float" office:value="257">
            <text:p>25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float" office:value="258">
            <text:p>25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float" office:value="259">
            <text:p>25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float" office:value="260">
            <text:p>26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float" office:value="261">
            <text:p>26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float" office:value="262">
            <text:p>26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float" office:value="263">
            <text:p>26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float" office:value="264">
            <text:p>26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float" office:value="265">
            <text:p>26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float" office:value="266">
            <text:p>26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float" office:value="267">
            <text:p>26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float" office:value="268">
            <text:p>26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float" office:value="269">
            <text:p>26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float" office:value="270">
            <text:p>27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float" office:value="271">
            <text:p>27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float" office:value="272">
            <text:p>27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float" office:value="273">
            <text:p>27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float" office:value="274">
            <text:p>27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float" office:value="275">
            <text:p>27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float" office:value="276">
            <text:p>27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float" office:value="277">
            <text:p>27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float" office:value="278">
            <text:p>27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float" office:value="279">
            <text:p>27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float" office:value="280">
            <text:p>28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float" office:value="281">
            <text:p>28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float" office:value="282">
            <text:p>28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float" office:value="283">
            <text:p>28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float" office:value="284">
            <text:p>28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float" office:value="285">
            <text:p>28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float" office:value="286">
            <text:p>28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float" office:value="287">
            <text:p>28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float" office:value="288">
            <text:p>28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float" office:value="289">
            <text:p>28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float" office:value="290">
            <text:p>29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float" office:value="291">
            <text:p>29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float" office:value="292">
            <text:p>29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float" office:value="293">
            <text:p>29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float" office:value="294">
            <text:p>29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float" office:value="295">
            <text:p>29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float" office:value="296">
            <text:p>29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float" office:value="297">
            <text:p>29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float" office:value="298">
            <text:p>29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float" office:value="299">
            <text:p>29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float" office:value="300">
            <text:p>30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float" office:value="301">
            <text:p>30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float" office:value="302">
            <text:p>30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float" office:value="303">
            <text:p>30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float" office:value="304">
            <text:p>30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float" office:value="305">
            <text:p>30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float" office:value="306">
            <text:p>30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float" office:value="307">
            <text:p>307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float" office:value="308">
            <text:p>308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float" office:value="309">
            <text:p>309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float" office:value="310">
            <text:p>310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float" office:value="311">
            <text:p>311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float" office:value="312">
            <text:p>312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float" office:value="313">
            <text:p>313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float" office:value="314">
            <text:p>314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float" office:value="315">
            <text:p>315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float" office:value="316">
            <text:p>316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float" office:value="317">
            <text:p>317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float" office:value="318">
            <text:p>318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float" office:value="319">
            <text:p>319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float" office:value="320">
            <text:p>320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float" office:value="321">
            <text:p>321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float" office:value="322">
            <text:p>322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float" office:value="323">
            <text:p>323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float" office:value="324">
            <text:p>324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float" office:value="325">
            <text:p>325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float" office:value="326">
            <text:p>326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float" office:value="327">
            <text:p>327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float" office:value="328">
            <text:p>328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float" office:value="329">
            <text:p>329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float" office:value="330">
            <text:p>330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float" office:value="331">
            <text:p>331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float" office:value="332">
            <text:p>332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float" office:value="333">
            <text:p>333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float" office:value="334">
            <text:p>334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float" office:value="335">
            <text:p>335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float" office:value="336">
            <text:p>336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float" office:value="337">
            <text:p>337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float" office:value="338">
            <text:p>338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float" office:value="339">
            <text:p>339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float" office:value="340">
            <text:p>340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float" office:value="341">
            <text:p>341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float" office:value="342">
            <text:p>342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float" office:value="343">
            <text:p>343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float" office:value="344">
            <text:p>344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float" office:value="345">
            <text:p>345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float" office:value="346">
            <text:p>346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float" office:value="347">
            <text:p>347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float" office:value="348">
            <text:p>348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float" office:value="349">
            <text:p>349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float" office:value="350">
            <text:p>350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float" office:value="352">
            <text:p>352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float" office:value="354">
            <text:p>354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float" office:value="355">
            <text:p>355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float" office:value="356">
            <text:p>356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float" office:value="357">
            <text:p>357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float" office:value="358">
            <text:p>358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float" office:value="360">
            <text:p>360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float" office:value="361">
            <text:p>361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float" office:value="362">
            <text:p>362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float" office:value="363">
            <text:p>363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float" office:value="364">
            <text:p>364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float" office:value="365">
            <text:p>365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float" office:value="366">
            <text:p>366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float" office:value="367">
            <text:p>367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float" office:value="368">
            <text:p>368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float" office:value="369">
            <text:p>369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float" office:value="370">
            <text:p>370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float" office:value="371">
            <text:p>371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float" office:value="372">
            <text:p>372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1" table:target-range-address="mla_articles_categories_members.A1:mla_articles_categories_members.D1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DE">USD</number:currency-symbol>
      <number:number number:decimal-places="2" number:min-integer-digits="1" number:grouping="true"/>
      <number:text> </number:text>
    </number:currency-style>
    <number:currency-style style:name="N109P1" style:volatile="true">
      <number:currency-symbol number:language="de" number:country="DE">USD</number:currency-symbol>
      <number:text>(</number:text>
      <number:number number:decimal-places="2" number:min-integer-digits="1" number:grouping="true"/>
      <number:text>)</number:text>
    </number:currency-style>
    <number:currency-style style:name="N109P2" style:volatile="true">
      <number:currency-symbol number:language="de" number:country="DE">USD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2P0" style:volatile="true">
      <number:currency-symbol number:language="de" number:country="DE">USD</number:currency-symbol>
      <number:text> </number:text>
      <number:number number:decimal-places="2" number:min-integer-digits="1" number:grouping="true"/>
      <number:text> </number:text>
    </number:currency-style>
    <number:currency-style style:name="N112P1" style:volatile="true">
      <number:currency-symbol number:language="de" number:country="DE">USD</number:currency-symbol>
      <number:text> (</number:text>
      <number:number number:decimal-places="2" number:min-integer-digits="1" number:grouping="true"/>
      <number:text>)</number:text>
    </number:currency-style>
    <number:currency-style style:name="N112P2" style:volatile="true">
      <number:currency-symbol number:language="de" number:country="DE">USD</number:currency-symbol>
      <number:text> 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13">
      <number:day number:style="long"/>
      <number:text>. </number:text>
      <number:month number:textual="true"/>
    </number:dat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8" number:language="de" number:country="DE">
      <number:currency-symbol number:language="de" number:country="DE">USD</number:currency-symbol>
      <number:number number:decimal-places="2" number:min-integer-digits="1" number:grouping="true"/>
      <number:text> </number:text>
    </number:currency-style>
    <number:currency-style style:name="N8109" number:language="de" number:country="DE">
      <number:currency-symbol number:language="de" number:country="DE">USD</number:currency-symbol>
      <number:text>(</number:text>
      <number:number number:decimal-places="2" number:min-integer-digits="1" number:grouping="true"/>
      <number:text>)</number:text>
    </number:currency-style>
    <number:currency-style style:name="N8110" number:language="de" number:country="DE">
      <number:currency-symbol number:language="de" number:country="DE">USD</number:currency-symbol>
      <number:text>- </number:text>
    </number:currency-style>
    <number:currency-style style:name="N8111" number:language="de" number:country="DE">
      <number:currency-symbol number:language="de" number:country="DE">USD</number:currency-symbol>
      <number:text> </number:text>
      <number:number number:decimal-places="2" number:min-integer-digits="1" number:grouping="true"/>
      <number:text> </number:text>
    </number:currency-style>
    <number:currency-style style:name="N8112" number:language="de" number:country="DE">
      <number:currency-symbol number:language="de" number:country="DE">USD</number:currency-symbol>
      <number:text> (</number:text>
      <number:number number:decimal-places="2" number:min-integer-digits="1" number:grouping="true"/>
      <number:text>)</number:text>
    </number:currency-style>
    <number:currency-style style:name="N8113" number:language="de" number:country="DE">
      <number:currency-symbol number:language="de" number:country="DE">USD</number:currency-symbol>
      <number:text> -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109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2.11.2016</text:date>, <text:time>11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Douangchan SENGDALA</meta:initial-creator>
    <meta:creation-date>2016-04-29T02:00:48Z</meta:creation-date>
    <dc:date>2016-11-02T11:10:55.65</dc:date>
    <meta:editing-cycles>31</meta:editing-cycles>
    <meta:editing-duration>PT37M24S</meta:editing-duration>
    <dc:creator>Nguyen Mau Tri</dc:creator>
    <meta:document-statistic meta:table-count="1" meta:cell-count="768" meta:object-count="0"/>
  </office:meta>
</office:document-meta>
</file>